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F78000013DCC354A7016BED6634.png" manifest:media-type="image/png"/>
  <manifest:file-entry manifest:full-path="Pictures/100002010000125C000013DE612EADFC9C8BE8BE.png" manifest:media-type="image/png"/>
  <manifest:file-entry manifest:full-path="Pictures/10001DE800001F510000212DBD5F8563A1F68102.svg" manifest:media-type="image/svg+xml"/>
  <manifest:file-entry manifest:full-path="Pictures/10005F1300006C0100008043EAF18142AEFDF5F0.svg" manifest:media-type="image/svg+xml"/>
  <manifest:file-entry manifest:full-path="Pictures/100002010000012F0000014179D802FA39525760.png" manifest:media-type="image/png"/>
  <manifest:file-entry manifest:full-path="Pictures/100002010000028900000303D404A7959C44A87A.png" manifest:media-type="image/png"/>
  <manifest:file-entry manifest:full-path="Pictures/1000020100000CB00000109E28417FD6BD17103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024c6f"/>
    </style:style>
    <style:style style:name="fr1" style:family="graphic" style:parent-style-name="Graphics">
      <style:graphic-properties style:horizontal-pos="center" style:horizontal-rel="paragraph" style:mirror="none" fo:clip="rect(20.189cm, 68.419cm, 33.65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horizontal-pos="center" style:horizontal-rel="paragraph" style:mirror="none" fo:clip="rect(0cm, 36.68cm, 33.65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paragraph" svg:width="17.59cm" style:rel-width="100%" svg:height="18.673cm" style:rel-height="78%" draw:z-index="0"><draw:image xlink:href="Pictures/10001DE800001F510000212DBD5F8563A1F68102.svg" xlink:type="simple" xlink:show="embed" xlink:actuate="onLoad" loext:mime-type="image/svg+xml"/><draw:image xlink:href="Pictures/100002010000012F0000014179D802FA39525760.png" xlink:type="simple" xlink:show="embed" xlink:actuate="onLoad" loext:mime-type="image/png"/></draw:frame></text:p>
      <text:p text:style-name="P1"><draw:frame draw:style-name="fr3" draw:name="Image2" text:anchor-type="paragraph" svg:width="17.59cm" svg:height="20.888cm" draw:z-index="1"><draw:image xlink:href="Pictures/10005F1300006C0100008043EAF18142AEFDF5F0.svg" xlink:type="simple" xlink:show="embed" xlink:actuate="onLoad" loext:mime-type="image/svg+xml"/><draw:image xlink:href="Pictures/100002010000028900000303D404A7959C44A87A.png" xlink:type="simple" xlink:show="embed" xlink:actuate="onLoad" loext:mime-type="image/png"/></draw:frame></text:p>
      <text:p text:style-name="P1"><draw:frame draw:style-name="fr3" draw:name="Image3" text:anchor-type="paragraph" svg:width="17.59cm" svg:height="23.036cm" draw:z-index="2"><draw:image xlink:href="Pictures/1000020100000CB00000109E28417FD6BD171037.png" xlink:type="simple" xlink:show="embed" xlink:actuate="onLoad" loext:mime-type="image/png"/></draw:frame></text:p>
      <text:p text:style-name="P2"><draw:frame draw:style-name="fr2" draw:name="Image4" text:anchor-type="paragraph" svg:width="16.182cm" style:rel-width="92%" svg:height="23.94cm" style:rel-height="100%" draw:z-index="3"><draw:image xlink:href="Pictures/1000020100000F78000013DCC354A7016BED6634.png" xlink:type="simple" xlink:show="embed" xlink:actuate="onLoad" loext:mime-type="image/png"/></draw:frame></text:p>
      <text:p text:style-name="P2"><draw:frame draw:style-name="fr1" draw:name="Image5" text:anchor-type="paragraph" svg:width="16.535cm" style:rel-width="94%" svg:height="23.94cm" style:rel-height="100%" draw:z-index="4"><draw:image xlink:href="Pictures/100002010000125C000013DE612EADFC9C8BE8B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7T20:52:02.854725256</meta:creation-date>
    <dc:date>2019-10-27T21:11:07.868038919</dc:date>
    <meta:editing-duration>PT8M54S</meta:editing-duration>
    <meta:editing-cycles>2</meta:editing-cycles>
    <meta:generator>LibreOffice/6.3.0.4$Linux_X86_64 LibreOffice_project/30$Build-4</meta:generator>
    <meta:print-date>2019-10-27T21:03:07.254342416</meta:print-date>
    <meta:document-statistic meta:table-count="0" meta:image-count="5" meta:object-count="0" meta:page-count="5" meta:paragraph-count="0" meta:word-count="0" meta:character-count="0" meta:non-whitespace-character-count="0"/>
  </office:meta>
</office:document-meta>
</file>